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Waree" svg:font-family="Ware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 "Javascript for React" Part I - Jan 5th 7pm</text:p>
      <text:p text:style-name="Standard">-----</text:p>
      <text:p text:style-name="Standard"><text:span text:style-name="T1">Q1.</text:span> What is the difference between function declaration and function expression?</text:p>
      <text:p text:style-name="Standard"><text:s/>Function Declaration is hosted and it's possible to call it from anywhere in the program (before or after its declaration).</text:p>
      <text:p text:style-name="Standard"><text:s/>Function Expression is NOT hosted and the function will be "stored" in a binder.</text:p>
      <text:p text:style-name="Standard"/>
      <text:p text:style-name="Standard"><text:span text:style-name="T1">Q2.</text:span> What does destructuring an object mean? How does it work when passing an object as a function argument? And how can you destructure an object nested in another object?</text:p>
      <text:p text:style-name="Standard"><text:s/>Destructuring allows to extract one variable from an object which contains that variable as its property.</text:p>
      <text:p text:style-name="Standard"><text:s/>For instance, when passing an object to a function as parameter and that object has "a: 1" and "b: 2" properties, it is possible in the function declaration has "({a})" as argument, so the function will receive only "a".</text:p>
      <text:p text:style-name="Standard"><text:s/>In order to destructure a nested object, one needs to specify it in the function declaration, opening the object up to the desiraded one. For instance the passed object is</text:p>
      <text:p text:style-name="Standard"><text:s/>{</text:p>
      <text:p text:style-name="Standard"><text:s text:c="3"/>a: {number: 1},</text:p>
      <text:p text:style-name="Standard"><text:s text:c="3"/>b: 2</text:p>
      <text:p text:style-name="Standard"><text:s/>}</text:p>
      <text:p text:style-name="Standard"><text:s text:c="2"/>the function declaration has to have "function x({a: {number}}")</text:p>
      <text:p text:style-name="Standard"/>
      <text:p text:style-name="Standard"><text:span text:style-name="T1">Q3.</text:span> What is object literal enhancement?</text:p>
      <text:p text:style-name="Standard"><text:s/>It does the opposite of destructuring.</text:p>
      <text:p text:style-name="Standard"><text:s/>It is possible to join different variables into one place by defining an object binder which receives those different variables to be the object's properties.</text:p>
      <text:p text:style-name="Standard"><text:s/>Also, using back quote (`) is possible to do the joining by `{binder-name}`.</text:p>
      <text:p text:style-name="Standard"/>
      <text:p text:style-name="Standard"><text:span text:style-name="T1">Q4.</text:span> What can you use the spread operator for?</text:p>
      <text:p text:style-name="Standard"><text:s/>Some of its use:</text:p>
      <text:p text:style-name="Standard"><text:s/>- to get an array's content, exemplo: newArray = [...oldArray, newItem]</text:p>
      <text:p text:style-name="Standard"><text:s/>- same above to objects</text:p>
      <text:p text:style-name="Standard"><text:s/>- REST parameters, which enables to receive a dynamic number of parameters setting them in an array. The function's definition has to be as parameter something like "(...params)".</text:p>
      <text:p text:style-name="Standard"><text:soft-page-break/></text:p>
      <text:p text:style-name="Standard"><text:span text:style-name="T1">BONUS 1:</text:span> Why can you omit "return" in arrow functions?</text:p>
      <text:p text:style-name="Standard"><text:s/>When there is only one line inside an arrow function, the curly braces can be omitted. In this case, that line will be returned, so the "return" word is omitted.</text:p>
      <text:p text:style-name="Standard"/>
      <text:p text:style-name="Standard"><text:span text:style-name="T1">BONUS 2:</text:span> How regular function declarations and arrow functions treat the scope (this) differently?</text:p>
      <text:p text:style-name="Standard"><text:s/>In a Function declaration "this" recalls for the global object, whereas in an arrow function it is related to the its local scope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Waree" svg:font-family="Ware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Waree" fo:font-family="Waree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28T09:26:23.530550737</meta:creation-date>
    <dc:date>2020-12-28T09:27:50.577636824</dc:date>
    <meta:editing-duration>PT1M28S</meta:editing-duration>
    <meta:editing-cycles>1</meta:editing-cycles>
    <meta:document-statistic meta:table-count="0" meta:image-count="0" meta:object-count="0" meta:page-count="2" meta:paragraph-count="27" meta:word-count="372" meta:character-count="2205" meta:non-whitespace-character-count="1836"/>
    <meta:generator>LibreOffice/6.4.1.2$Linux_X86_64 LibreOffice_project/4d224e95b98b138af42a64d84056446d09082932</meta:generator>
  </office:meta>
</office:document-meta>
</file>